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0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/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T-type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28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41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46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53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6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7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7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0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43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46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0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C256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64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71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276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279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280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28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290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291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293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29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97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98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29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00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01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03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04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05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06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07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09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10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1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12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14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15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16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17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18]+20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1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20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21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22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32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24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2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28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29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30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3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32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3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3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35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36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37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3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39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4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341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42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43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344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34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346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47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4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4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5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5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5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53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54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55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56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57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58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59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60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61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62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64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66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6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68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369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370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371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72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73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374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375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376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37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78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79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80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81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8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383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384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385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386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87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88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389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390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91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393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394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39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396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397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398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399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17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39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14:23:23.0174379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6-05-31T16:02:24.287779570</dc:date>
    <meta:editing-duration>P26DT9H56M2S</meta:editing-duration>
    <meta:editing-cycles>717</meta:editing-cycles>
    <meta:generator>LibreOffice/5.1.2.2$Linux_X86_64 LibreOffice_project/10m0$Build-2</meta:generator>
    <dc:creator>James Petts</dc:creator>
    <meta:document-statistic meta:table-count="3" meta:cell-count="2564" meta:object-count="0"/>
  </office:meta>
</office:document-meta>
</file>